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style:min-row-height="3.413cm"/>
    </style:style>
    <style:style style:name="Table1.A1" style:family="table-cell">
      <style:table-cell-properties style:writing-mode="page"/>
    </style:style>
    <style:style style:name="Table1.2" style:family="table-row">
      <style:table-row-properties style:min-row-height="3.387cm"/>
    </style:style>
    <style:style style:name="Table2" style:family="table">
      <style:table-properties style:width="17.039cm" fo:margin-left="-0.016cm" table:align="left"/>
    </style:style>
    <style:style style:name="Table2.A" style:family="table-column">
      <style:table-column-properties style:column-width="8.52cm"/>
    </style:style>
    <style:style style:name="Table2.1" style:family="table-row">
      <style:table-row-properties style:min-row-height="5.413cm"/>
    </style:style>
    <style:style style:name="Table2.A1" style:family="table-cell">
      <style:table-cell-properties style:writing-mode="page"/>
    </style:style>
    <style:style style:name="Table3" style:family="table">
      <style:table-properties style:width="17.039cm" fo:margin-left="-0.016cm" table:align="left"/>
    </style:style>
    <style:style style:name="Table3.A" style:family="table-column">
      <style:table-column-properties style:column-width="8.52cm"/>
    </style:style>
    <style:style style:name="Table3.1" style:family="table-row">
      <style:table-row-properties style:min-row-height="5.413cm"/>
    </style:style>
    <style:style style:name="Table3.A1" style:family="table-cell">
      <style:table-cell-properties style:writing-mode="pag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bb453" officeooo:paragraph-rsid="000bb453"/>
    </style:style>
    <style:style style:name="P3" style:family="paragraph" style:parent-style-name="Heading_20_1">
      <style:text-properties style:text-underline-style="solid" style:text-underline-width="auto" style:text-underline-color="font-color" fo:font-weight="bold" officeooo:rsid="000bb453" officeooo:paragraph-rsid="000bb453" style:font-weight-asian="bold" style:font-weight-complex="bold"/>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Heading_20_1">
      <style:text-properties officeooo:paragraph-rsid="000bb453"/>
    </style:style>
    <style:style style:name="P7" style:family="paragraph" style:parent-style-name="Text_20_body">
      <style:text-properties style:text-underline-style="none" fo:font-weight="normal" officeooo:rsid="000bbc78" officeooo:paragraph-rsid="000bbc78" style:font-weight-asian="normal" style:font-weight-complex="normal"/>
    </style:style>
    <style:style style:name="P8" style:family="paragraph" style:parent-style-name="Heading_20_1">
      <style:text-properties style:text-underline-style="solid" style:text-underline-width="auto" style:text-underline-color="font-color" officeooo:rsid="000bb453" officeooo:paragraph-rsid="000bb453"/>
    </style:style>
    <style:style style:name="P9" style:family="paragraph" style:parent-style-name="Text_20_body">
      <style:text-properties style:text-underline-style="none" officeooo:rsid="0011fb66" officeooo:paragraph-rsid="0011fb66"/>
    </style:style>
    <style:style style:name="P10" style:family="paragraph" style:parent-style-name="Text_20_body">
      <style:text-properties style:text-underline-style="solid" style:text-underline-width="auto" style:text-underline-color="font-color" officeooo:rsid="000bb453" officeooo:paragraph-rsid="000bb453"/>
    </style:style>
    <style:style style:name="P11" style:family="paragraph" style:parent-style-name="Heading_20_1">
      <style:text-properties style:text-underline-style="solid" style:text-underline-width="auto" style:text-underline-color="font-color" officeooo:rsid="000bbc78" officeooo:paragraph-rsid="000c3670"/>
    </style:style>
    <style:style style:name="P12" style:family="paragraph" style:parent-style-name="Text_20_body">
      <style:text-properties style:text-underline-style="none" officeooo:rsid="000bbc78" officeooo:paragraph-rsid="000c3670"/>
    </style:style>
    <style:style style:name="P13" style:family="paragraph" style:parent-style-name="Text_20_body">
      <style:text-properties style:text-underline-style="none" officeooo:rsid="000c3670" officeooo:paragraph-rsid="000c3670"/>
    </style:style>
    <style:style style:name="P14" style:family="paragraph" style:parent-style-name="Text_20_body">
      <style:text-properties style:text-underline-style="none" officeooo:rsid="000d2521" officeooo:paragraph-rsid="000d2521"/>
    </style:style>
    <style:style style:name="P15" style:family="paragraph" style:parent-style-name="Text_20_body">
      <style:text-properties style:text-underline-style="none" officeooo:rsid="00101be1" officeooo:paragraph-rsid="00101be1"/>
    </style:style>
    <style:style style:name="P16" style:family="paragraph" style:parent-style-name="Heading_20_1">
      <style:text-properties style:text-underline-style="solid" style:text-underline-width="auto" style:text-underline-color="font-color" officeooo:rsid="000bbc78" officeooo:paragraph-rsid="000bbc78"/>
    </style:style>
    <style:style style:name="P17" style:family="paragraph" style:parent-style-name="Text_20_body">
      <style:text-properties style:text-underline-style="none" officeooo:rsid="000bbc78" officeooo:paragraph-rsid="000bbc78"/>
    </style:style>
    <style:style style:name="P18" style:family="paragraph" style:parent-style-name="Text_20_body">
      <style:text-properties style:text-underline-style="none" officeooo:rsid="000e7681" officeooo:paragraph-rsid="000e7681"/>
    </style:style>
    <style:style style:name="P19" style:family="paragraph" style:parent-style-name="Heading_20_1">
      <style:text-properties style:text-underline-style="solid" style:text-underline-width="auto" style:text-underline-color="font-color" officeooo:rsid="0013ea6f" officeooo:paragraph-rsid="0013ea6f"/>
    </style:style>
    <style:style style:name="P20" style:family="paragraph" style:parent-style-name="Text_20_body">
      <style:text-properties style:text-underline-style="none" fo:font-weight="normal" officeooo:rsid="0013ea6f" officeooo:paragraph-rsid="001490d6" style:font-weight-asian="normal" style:font-weight-complex="normal"/>
    </style:style>
    <style:style style:name="P21" style:family="paragraph" style:parent-style-name="Heading_20_2">
      <style:text-properties style:text-underline-style="solid" style:text-underline-width="auto" style:text-underline-color="font-color" officeooo:rsid="000bb453" officeooo:paragraph-rsid="000bb453"/>
    </style:style>
    <style:style style:name="P22" style:family="paragraph" style:parent-style-name="Text_20_body">
      <style:text-properties style:text-underline-style="none" officeooo:rsid="001490d6" officeooo:paragraph-rsid="00150bf8"/>
    </style:style>
    <style:style style:name="P23" style:family="paragraph" style:parent-style-name="Heading_20_2">
      <style:text-properties style:text-underline-style="solid" style:text-underline-width="auto" style:text-underline-color="font-color" officeooo:rsid="00162c99" officeooo:paragraph-rsid="00162c99"/>
    </style:style>
    <style:style style:name="P24" style:family="paragraph" style:parent-style-name="Text_20_body">
      <style:text-properties style:text-underline-style="none" officeooo:rsid="00162c99" officeooo:paragraph-rsid="00162c99"/>
    </style:style>
    <style:style style:name="P25" style:family="paragraph" style:parent-style-name="Heading_20_2">
      <style:text-properties style:text-underline-style="solid" style:text-underline-width="auto" style:text-underline-color="font-color"/>
    </style:style>
    <style:style style:name="P26" style:family="paragraph" style:parent-style-name="Text_20_body">
      <style:text-properties style:text-underline-style="none" officeooo:rsid="0016b10f" officeooo:paragraph-rsid="0016b10f"/>
    </style:style>
    <style:style style:name="P27" style:family="paragraph" style:parent-style-name="Text_20_body">
      <style:text-properties style:text-underline-style="solid" style:text-underline-width="auto" style:text-underline-color="font-color" officeooo:rsid="001875bc"/>
    </style:style>
    <style:style style:name="P28" style:family="paragraph" style:parent-style-name="Text_20_body">
      <style:text-properties style:text-underline-style="solid" style:text-underline-width="auto" style:text-underline-color="font-color" officeooo:rsid="000bbc78" officeooo:paragraph-rsid="000bbc78"/>
    </style:style>
    <style:style style:name="P29" style:family="paragraph" style:parent-style-name="Table_20_Contents">
      <style:text-properties style:text-underline-style="none"/>
    </style:style>
    <style:style style:name="P30" style:family="paragraph" style:parent-style-name="Table_20_Contents">
      <style:text-properties style:text-underline-style="none" officeooo:rsid="001875bc" officeooo:paragraph-rsid="001b181d"/>
    </style:style>
    <style:style style:name="P31" style:family="paragraph" style:parent-style-name="Table_20_Contents">
      <style:text-properties style:text-underline-style="none" officeooo:rsid="001875bc"/>
    </style:style>
    <style:style style:name="P32" style:family="paragraph" style:parent-style-name="Table_20_Contents">
      <style:text-properties style:text-underline-style="none" officeooo:rsid="001a2659" officeooo:paragraph-rsid="001b181d"/>
    </style:style>
    <style:style style:name="P33" style:family="paragraph" style:parent-style-name="Table_20_Contents">
      <style:text-properties style:text-underline-style="none" officeooo:rsid="001a4164" officeooo:paragraph-rsid="001b181d"/>
    </style:style>
    <style:style style:name="P34" style:family="paragraph" style:parent-style-name="Text_20_body">
      <style:text-properties style:text-underline-style="solid" style:text-underline-width="auto" style:text-underline-color="font-color" officeooo:rsid="001875bc" officeooo:paragraph-rsid="001875bc"/>
    </style:style>
    <style:style style:name="P35" style:family="paragraph" style:parent-style-name="Text_20_body">
      <style:text-properties style:text-underline-style="solid" style:text-underline-width="auto" style:text-underline-color="font-color" officeooo:rsid="001a4164" officeooo:paragraph-rsid="001a4164"/>
    </style:style>
    <style:style style:name="P36" style:family="paragraph" style:parent-style-name="Table_20_Contents">
      <style:text-properties style:text-underline-style="none" officeooo:paragraph-rsid="001a4164"/>
    </style:style>
    <style:style style:name="P37" style:family="paragraph" style:parent-style-name="Table_20_Contents">
      <style:text-properties officeooo:paragraph-rsid="001a4164"/>
    </style:style>
    <style:style style:name="P38" style:family="paragraph" style:parent-style-name="Table_20_Contents">
      <style:text-properties style:text-underline-style="none" officeooo:rsid="001875bc" officeooo:paragraph-rsid="001a4164"/>
    </style:style>
    <style:style style:name="P39" style:family="paragraph" style:parent-style-name="Table_20_Contents">
      <style:text-properties style:text-underline-style="none" officeooo:rsid="001b181d" officeooo:paragraph-rsid="001b181d"/>
    </style:style>
    <style:style style:name="P40" style:family="paragraph" style:parent-style-name="Standard">
      <style:text-properties style:text-underline-style="none" fo:font-weight="normal" officeooo:rsid="001a4164" officeooo:paragraph-rsid="001a4164" style:font-weight-asian="normal" style:font-weight-complex="normal"/>
    </style:style>
    <style:style style:name="P41" style:family="paragraph" style:parent-style-name="Standard">
      <style:text-properties style:text-underline-style="none" fo:font-weight="normal" officeooo:rsid="001b181d" officeooo:paragraph-rsid="001b181d" style:font-weight-asian="normal" style:font-weight-complex="normal"/>
    </style:style>
    <style:style style:name="P42" style:family="paragraph" style:parent-style-name="Table_20_Contents">
      <style:text-properties style:text-underline-style="none" officeooo:paragraph-rsid="001b181d"/>
    </style:style>
    <style:style style:name="P43" style:family="paragraph" style:parent-style-name="Table_20_Contents">
      <style:text-properties style:text-underline-style="none" officeooo:rsid="001a4164" officeooo:paragraph-rsid="001c56ef"/>
    </style:style>
    <style:style style:name="P44" style:family="paragraph" style:parent-style-name="Table_20_Contents">
      <style:text-properties style:text-underline-style="none" officeooo:rsid="001c56ef" officeooo:paragraph-rsid="001c56ef"/>
    </style:style>
    <style:style style:name="P45" style:family="paragraph" style:parent-style-name="Table_20_Contents">
      <style:text-properties officeooo:paragraph-rsid="001b181d"/>
    </style:style>
    <style:style style:name="P46" style:family="paragraph" style:parent-style-name="Table_20_Contents">
      <style:text-properties style:text-underline-style="none" officeooo:rsid="001875bc" officeooo:paragraph-rsid="001c56ef"/>
    </style:style>
    <style:style style:name="P47" style:family="paragraph" style:parent-style-name="Standard">
      <style:text-properties style:text-underline-style="none" officeooo:rsid="001b181d" officeooo:paragraph-rsid="001b181d"/>
    </style:style>
    <style:style style:name="P48" style:family="paragraph" style:parent-style-name="Heading_20_1">
      <style:text-properties style:text-underline-style="solid" style:text-underline-width="auto" style:text-underline-color="font-color" officeooo:rsid="001c56ef" officeooo:paragraph-rsid="001c56ef"/>
    </style:style>
    <style:style style:name="P49" style:family="paragraph" style:parent-style-name="Text_20_body">
      <style:text-properties style:text-underline-style="none" fo:font-weight="normal" officeooo:rsid="001c56ef" officeooo:paragraph-rsid="001c56ef" style:font-weight-asian="normal" style:font-weight-complex="normal"/>
    </style:style>
    <style:style style:name="P50" style:family="paragraph" style:parent-style-name="Text_20_body">
      <style:text-properties style:text-underline-style="none" fo:font-weight="normal" officeooo:rsid="001d2e86" officeooo:paragraph-rsid="001d2e86" style:font-weight-asian="normal" style:font-weight-complex="normal"/>
    </style:style>
    <style:style style:name="P51" style:family="paragraph" style:parent-style-name="Heading_20_1">
      <style:text-properties style:text-underline-style="solid" style:text-underline-width="auto" style:text-underline-color="font-color" officeooo:rsid="001d2e86" officeooo:paragraph-rsid="001d2e86"/>
    </style:style>
    <style:style style:name="P52" style:family="paragraph" style:parent-style-name="Text_20_body">
      <style:text-properties style:text-underline-style="none" officeooo:rsid="001d2e86" officeooo:paragraph-rsid="001d2e86"/>
    </style:style>
    <style:style style:name="T1" style:family="text">
      <style:text-properties style:text-underline-style="solid" style:text-underline-width="auto" style:text-underline-color="font-color" fo:font-weight="bold" officeooo:rsid="000bb453" style:font-weight-asian="bold" style:font-weight-complex="bold"/>
    </style:style>
    <style:style style:name="T2" style:family="text">
      <style:text-properties officeooo:rsid="0011fb66"/>
    </style:style>
    <style:style style:name="T3" style:family="text">
      <style:text-properties officeooo:rsid="00162c99"/>
    </style:style>
    <style:style style:name="T4" style:family="text">
      <style:text-properties officeooo:rsid="000d2521"/>
    </style:style>
    <style:style style:name="T5" style:family="text">
      <style:text-properties officeooo:rsid="000e7681"/>
    </style:style>
    <style:style style:name="T6" style:family="text">
      <style:text-properties officeooo:rsid="001e3645"/>
    </style:style>
    <style:style style:name="T7" style:family="text">
      <style:text-properties officeooo:rsid="001490d6"/>
    </style:style>
    <style:style style:name="T8" style:family="text">
      <style:text-properties officeooo:rsid="00150bf8"/>
    </style:style>
    <style:style style:name="T9" style:family="text">
      <style:text-properties officeooo:rsid="001875bc"/>
    </style:style>
    <style:style style:name="T10" style:family="text">
      <style:text-properties style:text-underline-style="solid" style:text-underline-width="auto" style:text-underline-color="font-color" officeooo:rsid="001875bc"/>
    </style:style>
    <style:style style:name="T11" style:family="text">
      <style:text-properties officeooo:rsid="001a2659"/>
    </style:style>
    <style:style style:name="T12" style:family="text">
      <style:text-properties officeooo:rsid="001a4164"/>
    </style:style>
    <style:style style:name="T13" style:family="text">
      <style:text-properties officeooo:rsid="001b181d"/>
    </style:style>
    <style:style style:name="T14" style:family="text">
      <style:text-properties officeooo:rsid="001c56ef"/>
    </style:style>
    <style:style style:name="T15" style:family="text">
      <style:text-properties officeooo:rsid="001d2e86"/>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roposal for Rolsa Technologies</text:p>
      <text:p text:style-name="P2">By Harris But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 text:outline-level="1"><text:soft-page-break/></text:h>
      <text:h text:style-name="P3" text:outline-level="1"/>
      <text:h text:style-name="P3" text:outline-level="1"/>
      <text:h text:style-name="P3" text:outline-level="1"/>
      <text:h text:style-name="P3" text:outline-level="1"/>
      <text:h text:style-name="P3" text:outline-level="1"/>
      <text:h text:style-name="P3"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3018_2087235235" office:name="Organisation Overview" text:style-name="Index_20_Link" text:visited-style-name="Index_20_Link">Organisation Overview<text:tab/>3</text:a></text:p>
          <text:p text:style-name="P4"><text:a xlink:type="simple" xlink:href="#__RefHeading___Toc3020_2087235235" office:name="Problem Overview" text:style-name="Index_20_Link" text:visited-style-name="Index_20_Link">Problem Overview<text:tab/>3</text:a></text:p>
          <text:p text:style-name="P4"><text:a xlink:type="simple" xlink:href="#__RefHeading___Toc3022_2087235235" office:name="FR" text:style-name="Index_20_Link" text:visited-style-name="Index_20_Link">FR<text:tab/>3</text:a></text:p>
          <text:p text:style-name="P4"><text:a xlink:type="simple" xlink:href="#__RefHeading___Toc3024_2087235235" office:name="NFR" text:style-name="Index_20_Link" text:visited-style-name="Index_20_Link">NFR<text:tab/>4</text:a></text:p>
          <text:p text:style-name="P4"><text:a xlink:type="simple" xlink:href="#__RefHeading___Toc3026_2087235235" office:name="Scope" text:style-name="Index_20_Link" text:visited-style-name="Index_20_Link">Scope<text:tab/>4</text:a></text:p>
          <text:p text:style-name="P4"><text:a xlink:type="simple" xlink:href="#__RefHeading___Toc3028_2087235235" office:name="User Groups" text:style-name="Index_20_Link" text:visited-style-name="Index_20_Link">User Groups<text:tab/>5</text:a></text:p>
          <text:p text:style-name="P5"><text:a xlink:type="simple" xlink:href="#__RefHeading___Toc3030_2087235235" office:name="Home Owners" text:style-name="Index_20_Link" text:visited-style-name="Index_20_Link">Home Owners<text:tab/>5</text:a></text:p>
          <text:p text:style-name="P5"><text:a xlink:type="simple" xlink:href="#__RefHeading___Toc3032_2087235235" office:name="Staff of Rolsa" text:style-name="Index_20_Link" text:visited-style-name="Index_20_Link">Staff of Rolsa<text:tab/>5</text:a></text:p>
          <text:p text:style-name="P5"><text:a xlink:type="simple" xlink:href="#__RefHeading___Toc3034_2087235235" office:name="Admin Staff" text:style-name="Index_20_Link" text:visited-style-name="Index_20_Link">Admin Staff<text:tab/>5</text:a></text:p>
          <text:p text:style-name="P4"><text:a xlink:type="simple" xlink:href="#__RefHeading___Toc3036_2087235235" office:name="Empathy Maps" text:style-name="Index_20_Link" text:visited-style-name="Index_20_Link">Empathy Maps<text:tab/>6</text:a></text:p>
          <text:p text:style-name="P5"><text:a xlink:type="simple" xlink:href="#__RefHeading___Toc3099_2087235235" office:name="Home Owners" text:style-name="Index_20_Link" text:visited-style-name="Index_20_Link">Home Owners<text:tab/>6</text:a></text:p>
          <text:p text:style-name="P5"><text:a xlink:type="simple" xlink:href="#__RefHeading___Toc3101_2087235235" office:name="Admin" text:style-name="Index_20_Link" text:visited-style-name="Index_20_Link">Admin<text:tab/>7</text:a></text:p>
          <text:p text:style-name="P4"><text:a xlink:type="simple" xlink:href="#__RefHeading___Toc3038_2087235235" office:name="User Stories" text:style-name="Index_20_Link" text:visited-style-name="Index_20_Link">User Stories<text:tab/>7</text:a></text:p>
          <text:p text:style-name="P5"><text:a xlink:type="simple" xlink:href="#__RefHeading___Toc3103_2087235235" office:name="Home owners:" text:style-name="Index_20_Link" text:visited-style-name="Index_20_Link">Home owners:<text:tab/>7</text:a></text:p>
          <text:p text:style-name="P5"><text:a xlink:type="simple" xlink:href="#__RefHeading___Toc3105_2087235235" office:name="Staff of Rolsa:" text:style-name="Index_20_Link" text:visited-style-name="Index_20_Link">Staff of Rolsa:<text:tab/>8</text:a></text:p>
          <text:p text:style-name="P5"><text:a xlink:type="simple" xlink:href="#__RefHeading___Toc3107_2087235235" office:name="Admins:" text:style-name="Index_20_Link" text:visited-style-name="Index_20_Link">Admins:<text:tab/>8</text:a></text:p>
          <text:p text:style-name="P4"><text:a xlink:type="simple" xlink:href="#__RefHeading___Toc3040_2087235235" office:name="Laws and Guidance" text:style-name="Index_20_Link" text:visited-style-name="Index_20_Link">Laws and Guidance<text:tab/>8</text:a></text:p>
          <text:p text:style-name="P5"><text:a xlink:type="simple" xlink:href="#__RefHeading___Toc3109_2087235235" office:name="GDPR:" text:style-name="Index_20_Link" text:visited-style-name="Index_20_Link">GDPR:<text:tab/>8</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h text:style-name="P6" text:outline-level="1"><text:bookmark-start text:name="__RefHeading___Toc3018_2087235235"/><text:soft-page-break/><text:span text:style-name="T1">Organisation Overview</text:span><text:bookmark-end text:name="__RefHeading___Toc3018_2087235235"/></text:h>
      <text:p text:style-name="P7">Rolsa Tech is a local green technology company that specialise in solar panel installation, electric vehicle charging stations and smart home energy systems. <text:span text:style-name="T2">They are trying to help consumers reduce their carbon foot print and better their impact on the environment. </text:span>They have come to me and asked for a digital system to be created and have identified some features from market research with existing customers to be included into the system.</text:p>
      <text:h text:style-name="P8" text:outline-level="1" text:is-list-header="true"><text:bookmark-start text:name="__RefHeading___Toc3020_2087235235"/>Problem Overview<text:bookmark-end text:name="__RefHeading___Toc3020_2087235235"/></text:h>
      <text:p text:style-name="P9">What I currently understand is that <text:span text:style-name="T3">R</text:span>olsa have no way of giving consumers information of the products that they have to offer which means they cant get new consumers as easily as a company with a system. They also have no way for consumers to track and manage consultations or track/calculate their energy use. They have come to my company with the expectations that we will create a system where it will allow consumers to, get information about <text:span text:style-name="T3">R</text:span>olsa’s products and what they have to offer, track and see their energy use, book/manage consultations while making accessible to a wide range of users.</text:p>
      <text:p text:style-name="P10"/>
      <text:p text:style-name="P10"/>
      <text:p text:style-name="P10"/>
      <text:p text:style-name="P10"/>
      <text:h text:style-name="P11" text:outline-level="1"><text:bookmark-start text:name="__RefHeading___Toc3022_2087235235"/>FR<text:bookmark-end text:name="__RefHeading___Toc3022_2087235235"/></text:h>
      <text:p text:style-name="P12">These are the Functional requirements that I have identified:</text:p>
      <text:p text:style-name="P13">1. <text:span text:style-name="T4">Database</text:span></text:p>
      <text:p text:style-name="P13"/>
      <text:p text:style-name="P13">2. <text:span text:style-name="T4">User management</text:span></text:p>
      <text:p text:style-name="P14">2.1. Register Users</text:p>
      <text:p text:style-name="P14">2.2. User login</text:p>
      <text:p text:style-name="P14">2.3. User account deletion</text:p>
      <text:p text:style-name="P15">2.4. Admin Dashboard</text:p>
      <text:p text:style-name="P14"/>
      <text:p text:style-name="P14">3. Booking system</text:p>
      <text:p text:style-name="P14">3.1. Users can create a booking</text:p>
      <text:p text:style-name="P14">3.2. Users can amend a booking</text:p>
      <text:p text:style-name="P14">3.3. Users can delete a booking</text:p>
      <text:p text:style-name="P14"/>
      <text:p text:style-name="P14"><text:soft-page-break/>4. Carbon Calculator</text:p>
      <text:p text:style-name="P14">4.1 Asks the user question<text:span text:style-name="T5">s</text:span></text:p>
      <text:p text:style-name="P14">4.2. Displays the results and if they are low/medium/high and recommends a consultation</text:p>
      <text:p text:style-name="P14"/>
      <text:p text:style-name="P14"/>
      <text:h text:style-name="P16" text:outline-level="1"><text:bookmark-start text:name="__RefHeading___Toc3024_2087235235"/>NFR<text:bookmark-end text:name="__RefHeading___Toc3024_2087235235"/></text:h>
      <text:p text:style-name="P17">These are the Non-Functional requirements that I have identified:</text:p>
      <text:p text:style-name="P18">1. Interface</text:p>
      <text:p text:style-name="P18">1.1. Appropriate Colour scheme</text:p>
      <text:p text:style-name="P18">1.2. Easy to understand interface</text:p>
      <text:p text:style-name="P18">1.3. Easy to navigate</text:p>
      <text:p text:style-name="P18"/>
      <text:p text:style-name="P18">2. Security</text:p>
      <text:p text:style-name="P18">2.1 Data must be encrypted/secured</text:p>
      <text:p text:style-name="P18">2.<text:span text:style-name="T6">2</text:span>. Database access</text:p>
      <text:p text:style-name="P18"/>
      <text:p text:style-name="P18">3. Reliability</text:p>
      <text:p text:style-name="P18">3.1. Appropriate data types</text:p>
      <text:p text:style-name="P18"/>
      <text:h text:style-name="P19" text:outline-level="1" text:is-list-header="true"><text:bookmark-start text:name="__RefHeading___Toc3026_2087235235"/>Scope<text:bookmark-end text:name="__RefHeading___Toc3026_2087235235"/></text:h>
      <text:p text:style-name="P20">The sheer scope of this system is enormous. I can build this up to a certain level but to create a truly efficient and encompassing system I would require at leat a month with a full development team however I can still create an efficient system but the feature<text:span text:style-name="T7">s</text:span> of the system may be <text:span text:style-name="T7">circumscribed</text:span> and should be expanded on in the future to help less technical users and meet users requirements more effectively. This system could contain systems that make purchases, <text:span text:style-name="T7">cancel purchases, view how much energy, chat bot for user guidance and get a quote for a system installation. This is not possible in the time limit I have been given. </text:span><text:span text:style-name="T8">Also I have not been given a list of products like I would have if this was a real development situation so I will have to take products already out there and use them in this system</text:span><text:span text:style-name="T7">. Therefore I will be building my solution based on the fact that the audience is new customers that are interested in booking an installation/consultation or want to get more information on their carbon footprint and how much impact that have on the environment that are </text:span><text:span text:style-name="T3">home owners that either own and electric are or do not</text:span><text:span text:style-name="T7">.</text:span></text:p>
      <text:h text:style-name="P8" text:outline-level="1"><text:soft-page-break/></text:h>
      <text:h text:style-name="P8" text:outline-level="1"/>
      <text:h text:style-name="P8" text:outline-level="1"><text:bookmark-start text:name="__RefHeading___Toc3028_2087235235"/>User Groups<text:bookmark-end text:name="__RefHeading___Toc3028_2087235235"/></text:h>
      <text:h text:style-name="P21" text:outline-level="2" text:is-list-header="true"><text:bookmark-start text:name="__RefHeading___Toc3030_2087235235"/>Home Owners<text:bookmark-end text:name="__RefHeading___Toc3030_2087235235"/></text:h>
      <text:p text:style-name="P22">Home owners will use the system to <text:span text:style-name="T8">create an account, delete an account, check the data saved on them,</text:span> <text:span text:style-name="T8">check how much there carbon footprint is, book a consultation/installation, amend a consultation/installation, consultation/installation and look at products on the market. They are likely to be in the age range 35-65. 35 is usually the age that people buy houses at due to the fact they have saved enough money to put the deposit down and start to mortgage the house. I could bring the age down to accommodate people that have inherited house or have had parents buy houses for them but this demographic is so small that I am going to not include it in so the system would be designed for people that are between the age of 35-65 as from 65+ is when people retire and they usually would not care for how to save more energy due to age and 65 is when people start to get ailments from old age.</text:span></text:p>
      <text:h text:style-name="P23" text:outline-level="2"><text:bookmark-start text:name="__RefHeading___Toc3032_2087235235"/>Staff of Rolsa<text:bookmark-end text:name="__RefHeading___Toc3032_2087235235"/></text:h>
      <text:p text:style-name="P24">The staff of Rolsa will use the system to check when and where consultations are, cancel consultations, <text:span text:style-name="T9">amend consultations if needed the age can range anywhere from 18-65. their technical knowledge should be adequate enough to be able to understand the system unless they are reaching the higher age ranges so they may need more time to adjust to the new system.</text:span></text:p>
      <text:h text:style-name="P25" text:outline-level="2"><text:bookmark-start text:name="__RefHeading___Toc3034_2087235235"/>Admin Staff<text:bookmark-end text:name="__RefHeading___Toc3034_2087235235"/></text:h>
      <text:p text:style-name="P26">Admins will use this system to edit users, add users, remove users, user privileges (now staff joining/ old staff leaving). Admins can be in the age groups 20-60. the age of the admin shouldn’t have much of an effect as this should not be a complicated system for someone with the technical experience and training of an admin. Even at the most extreme at 60 they will be well versed with technical experience and have most likely interacted with every tool that I will be using to help build the system.</text:p>
      <text:p text:style-name="P27"/>
      <text:p text:style-name="P27"/>
      <text:h text:style-name="P16" text:outline-level="1"/>
      <text:p text:style-name="P28"/>
      <text:p text:style-name="P28"/>
      <text:p text:style-name="P28"/>
      <text:h text:style-name="P16" text:outline-level="1" text:is-list-header="true"><text:bookmark-start text:name="__RefHeading___Toc3036_2087235235"/><text:soft-page-break/>Empathy Maps<text:bookmark-end text:name="__RefHeading___Toc3036_2087235235"/></text:h>
      <text:p text:style-name="P28"/>
      <text:h text:style-name="Heading_20_2" text:outline-level="2"><text:bookmark-start text:name="__RefHeading___Toc3099_2087235235"/>Home Owners<text:bookmark-end text:name="__RefHeading___Toc3099_2087235235"/></text:h>
      <table:table table:name="Table1" table:style-name="Table1">
        <table:table-column table:style-name="Table1.A"/>
        <table:table-column table:style-name="Table1.B"/>
        <table:table-row table:style-name="Table1.1">
          <table:table-cell table:style-name="Table1.A1" office:value-type="string">
            <text:p text:style-name="P29"><text:s/><text:span text:style-name="T10">Says</text:span></text:p>
            <text:p text:style-name="P30"><text:s/>- I want to see how I can reduce my carbon foot</text:p>
            <text:p text:style-name="P30"><text:s/>print</text:p>
            <text:p text:style-name="P31"/>
            <text:p text:style-name="P31"/>
            <text:p text:style-name="P30"><text:s/>- <text:span text:style-name="T11">I want to see what technologies can help me</text:span></text:p>
            <text:p text:style-name="P32"><text:s/>reduce my carbon footprint</text:p>
          </table:table-cell>
          <table:table-cell table:style-name="Table1.A1" office:value-type="string">
            <text:p text:style-name="Table_20_Contents"><text:s/><text:span text:style-name="T10">Thinks</text:span></text:p>
            <text:p text:style-name="P31"><text:s/><text:span text:style-name="T11">I wish that there was a system that let me calculate my carbon footprint</text:span></text:p>
            <text:p text:style-name="P31"/>
            <text:p text:style-name="P31"/>
            <text:p text:style-name="P30"><text:s/><text:span text:style-name="T11">I wish there was a way to easily find these</text:span></text:p>
            <text:p text:style-name="P32"><text:s/>technologies</text:p>
          </table:table-cell>
        </table:table-row>
        <table:table-row table:style-name="Table1.2">
          <table:table-cell table:style-name="Table1.A1" office:value-type="string">
            <text:p text:style-name="Table_20_Contents"><text:s/><text:span text:style-name="T10">Does</text:span></text:p>
            <text:p text:style-name="P30"><text:s/><text:span text:style-name="T11">Tries to </text:span><text:span text:style-name="T12">self calculate their carbon foot print by</text:span></text:p>
            <text:p text:style-name="P33"><text:s/>researching</text:p>
            <text:p text:style-name="P31"/>
            <text:p text:style-name="P31"/>
            <text:p text:style-name="P31"><text:s/><text:span text:style-name="T12">Tries to research about energy saving equipment</text:span></text:p>
          </table:table-cell>
          <table:table-cell table:style-name="Table1.A1" office:value-type="string">
            <text:p text:style-name="Table_20_Contents"><text:s/><text:span text:style-name="T10">Feels</text:span></text:p>
            <text:p text:style-name="P30"><text:s/><text:span text:style-name="T11">Confused due to misinformation, annoyed due to</text:span></text:p>
            <text:p text:style-name="P32"><text:s/>extensive research but finds nothing,</text:p>
            <text:p text:style-name="P30"><text:span text:style-name="T11"><text:s/></text:span><text:span text:style-name="T12">disheartened due to failure to calculate it</text:span></text:p>
            <text:p text:style-name="P31"/>
            <text:p text:style-name="P31"><text:s/><text:span text:style-name="T12">Lost due to many companies offering the same thing, unsure due to many options, overwhelmed</text:span></text:p>
          </table:table-cell>
        </table:table-row>
      </table:table>
      <text:p text:style-name="P34"/>
      <text:p text:style-name="P35">Staff of Rolsa</text:p>
      <table:table table:name="Table2" table:style-name="Table2">
        <table:table-column table:style-name="Table2.A" table:number-columns-repeated="2"/>
        <table:table-row table:style-name="Table2.1">
          <table:table-cell table:style-name="Table2.A1" office:value-type="string">
            <text:p text:style-name="P36"><text:s/><text:span text:style-name="T10">Says</text:span></text:p>
            <text:p text:style-name="P30"><text:s/>- <text:span text:style-name="T12">I don’t know what consultations/installation</text:span><text:span text:style-name="T13">s</text:span></text:p>
            <text:p text:style-name="P33"><text:s/>are today</text:p>
          </table:table-cell>
          <table:table-cell table:style-name="Table2.A1" office:value-type="string">
            <text:p text:style-name="P37"><text:s/><text:span text:style-name="T10">Thinks</text:span></text:p>
            <text:p text:style-name="P38"><text:s/><text:span text:style-name="T13">I have to got back through the records to find out</text:span></text:p>
          </table:table-cell>
        </table:table-row>
        <table:table-row table:style-name="Table2.1">
          <table:table-cell table:style-name="Table2.A1" office:value-type="string">
            <text:p text:style-name="P37"><text:s/><text:span text:style-name="T10">Does</text:span></text:p>
            <text:p text:style-name="P30"><text:s/><text:span text:style-name="T13">Searches through the unsorted records spend a</text:span></text:p>
            <text:p text:style-name="P39"><text:s/>long time finding all the</text:p>
            <text:p text:style-name="P39"><text:s/>consultations/installations for the day</text:p>
          </table:table-cell>
          <table:table-cell table:style-name="Table2.A1" office:value-type="string">
            <text:p text:style-name="P37"><text:s/><text:span text:style-name="T10">Feels</text:span></text:p>
            <text:p text:style-name="P30"><text:s/><text:span text:style-name="T13">Angry due to wasting time searching, confused</text:span></text:p>
            <text:p text:style-name="P39"><text:s/>due to the unsorted records, anxious that they</text:p>
            <text:p text:style-name="P39"><text:s/>might of missed a consultations/installations due</text:p>
            <text:p text:style-name="P39"><text:s/>to the time it took to find them all</text:p>
          </table:table-cell>
        </table:table-row>
      </table:table>
      <text:p text:style-name="P40"/>
      <text:p text:style-name="P40"/>
      <text:p text:style-name="P40"/>
      <text:p text:style-name="P40"/>
      <text:p text:style-name="P40"/>
      <text:p text:style-name="P40"/>
      <text:p text:style-name="P40"/>
      <text:h text:style-name="Heading_20_2" text:outline-level="2"><text:bookmark-start text:name="__RefHeading___Toc3101_2087235235"/><text:soft-page-break/>Admin<text:bookmark-end text:name="__RefHeading___Toc3101_2087235235"/></text:h>
      <text:p text:style-name="P41"/>
      <table:table table:name="Table3" table:style-name="Table3">
        <table:table-column table:style-name="Table3.A" table:number-columns-repeated="2"/>
        <table:table-row table:style-name="Table3.1">
          <table:table-cell table:style-name="Table3.A1" office:value-type="string">
            <text:p text:style-name="P42"><text:s/><text:span text:style-name="T10">Says</text:span></text:p>
            <text:p text:style-name="P43"><text:s/><text:span text:style-name="T14">A user has changed their name due to marriage, I</text:span></text:p>
            <text:p text:style-name="P44"><text:s/>need to update this on the digital and physical</text:p>
            <text:p text:style-name="P44"><text:s/>copy.</text:p>
          </table:table-cell>
          <table:table-cell table:style-name="Table3.A1" office:value-type="string">
            <text:p text:style-name="P45"><text:s/><text:span text:style-name="T10">Thinks</text:span></text:p>
            <text:p text:style-name="P46"><text:s/><text:span text:style-name="T14">I now have to change the record in 2 places and</text:span></text:p>
            <text:p text:style-name="P44"><text:s/>find where the user is on the physical copy, this</text:p>
            <text:p text:style-name="P44"><text:s/>is going to take a while</text:p>
          </table:table-cell>
        </table:table-row>
        <table:table-row table:style-name="Table3.1">
          <table:table-cell table:style-name="Table3.A1" office:value-type="string">
            <text:p text:style-name="P45"><text:s/><text:span text:style-name="T10">Does</text:span></text:p>
            <text:p text:style-name="P39"><text:s/><text:span text:style-name="T14">Spends time finding the outdated file and disposing of it securely following GDPR and prints out the updated data and updates the digital copy</text:span></text:p>
          </table:table-cell>
          <table:table-cell table:style-name="Table3.A1" office:value-type="string">
            <text:p text:style-name="P45"><text:s/><text:span text:style-name="T10">Feels</text:span></text:p>
            <text:p text:style-name="P30"><text:s/><text:span text:style-name="T14">Angry due to time wasted spent finding the physical copy, stressed due to the time it took and now his work load is increased, agitated due to outdated storage methods, pressured</text:span></text:p>
          </table:table-cell>
        </table:table-row>
      </table:table>
      <text:p text:style-name="P47"/>
      <text:p text:style-name="P47"/>
      <text:h text:style-name="P48" text:outline-level="1"><text:bookmark-start text:name="__RefHeading___Toc3038_2087235235"/>User Stories<text:bookmark-end text:name="__RefHeading___Toc3038_2087235235"/></text:h>
      <text:h text:style-name="Heading_20_2" text:outline-level="2"><text:bookmark-start text:name="__RefHeading___Toc3103_2087235235"/>Home owners:<text:bookmark-end text:name="__RefHeading___Toc3103_2087235235"/></text:h>
      <text:p text:style-name="P49">As a person who wants to gain a better understanding on my carbon footprint and how much I effect the environment I want a simple and easy way to calculate my carbon footprint without having to got through extensive research.</text:p>
      <text:p text:style-name="P49"/>
      <text:p text:style-name="P49">As a person who wants to book an installation <text:span text:style-name="T15">I want to be able to book my installation with a few easy steps rather than call up a company and spend ages on the phone to get an installation.</text:span></text:p>
      <text:p text:style-name="P49"/>
      <text:p text:style-name="P50">As a person who wants to amend my installation date as I have had a change in plans I want to be easily able to amend my appoint without having to spend ages on the phone.</text:p>
      <text:p text:style-name="P50"/>
      <text:p text:style-name="P50">As someone who wants to view green energy products I want to be able to view the products in a compact but informative form where I can just scroll through with no messing around for hours to find something.</text:p>
      <text:p text:style-name="P50"/>
      <text:p text:style-name="P50"><text:soft-page-break/></text:p>
      <text:h text:style-name="Heading_20_2" text:outline-level="2"><text:bookmark-start text:name="__RefHeading___Toc3105_2087235235"/>Staff of Rolsa:<text:bookmark-end text:name="__RefHeading___Toc3105_2087235235"/></text:h>
      <text:p text:style-name="P50">As a person who sends engineers of to people houses I want an efficient way to view upcoming appoints and if someone has already send someone off to the house and not have to mess around with pages and pages of records to find what has been booked and where and accidentality send off an engineer to a house that’s already got someone there.</text:p>
      <text:p text:style-name="P50"/>
      <text:h text:style-name="Heading_20_2" text:outline-level="2"><text:bookmark-start text:name="__RefHeading___Toc3107_2087235235"/>Admins:<text:bookmark-end text:name="__RefHeading___Toc3107_2087235235"/></text:h>
      <text:p text:style-name="P50">As an admin I wish there was a much more efficient way to update and manage users in one place so I cant work more effectively so I can decrease my workload and stress.</text:p>
      <text:p text:style-name="P50"/>
      <text:h text:style-name="P51" text:outline-level="1"><text:bookmark-start text:name="__RefHeading___Toc3040_2087235235"/>Laws and Guidance<text:bookmark-end text:name="__RefHeading___Toc3040_2087235235"/></text:h>
      <text:h text:style-name="Heading_20_2" text:outline-level="2"><text:bookmark-start text:name="__RefHeading___Toc3109_2087235235"/>GDPR:<text:bookmark-end text:name="__RefHeading___Toc3109_2087235235"/></text:h>
      <text:p text:style-name="P52">The general data protection regulation covers a wide range of rules for managing, keeping and the processing of users data. This mean that all data that is collect by the system must be relevant and justified for booking a consultation/installation and to calculate a users carbon footprint. Another requirement is that all data must be shared on a need-to-know basis and with the users position. This also means that data must be held securely and comply with the data security and protection toolkit. <text:span text:style-name="T6">The data that is gathered from the system must be processed in a way that is lawful, transparent and fair. It must also be processed securely so to accommodate the GDPR laws I will be using password hashing (NFR 2.1) when passwords get entered into the database and will be using 4 database accounts with set permisions for what it only needs to do e.g INSERT only has the insert permission (NFR 2.2) which complies with the GDPR laws as the data has been processed in a secure mann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0T09:35:08.466982600</meta:creation-date>
    <dc:date>2025-11-11T14:34:02.440130800</dc:date>
    <meta:editing-duration>PT59M37S</meta:editing-duration>
    <meta:editing-cycles>5</meta:editing-cycles>
    <meta:generator>LibreOffice/25.8.2.2$Windows_X86_64 LibreOffice_project/d401f2107ccab8f924a8e2df40f573aab7605b6f</meta:generator>
    <meta:document-statistic meta:table-count="3" meta:image-count="0" meta:object-count="0" meta:page-count="8" meta:paragraph-count="121" meta:word-count="1611" meta:character-count="9022" meta:non-whitespace-character-count="7488"/>
  </office:meta>
</office:document-meta>
</file>